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253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layContro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RelayControl Bill of Materials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 uF 25 V polarized electrolytic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 uF 25 V polarized electrolytic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100 uF 25 V polarized electrolytic capacitor</text:p>
          </table:table-cell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100 uF 25 V polarized electrolytic capacitor</text:p>
          </table:table-cell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7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7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7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1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1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 rows of 16 pin headers 2.54 mm spacing</text:p>
          </table:table-cell>
        </table:table-row>
        <table:table-row table:style-name="ro1">
          <table:table-cell/>
          <table:table-cell office:value-type="string" calcext:value-type="string">
            <text:p>In general you populate less, only 10 of the 16 pins of each row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rows of 16 pin headers 2.54 mm spacing</text:p>
          </table:table-cell>
        </table:table-row>
        <table:table-row table:style-name="ro1">
          <table:table-cell/>
          <table:table-cell office:value-type="string" calcext:value-type="string">
            <text:p>In general you populate less, only 10 of the 16 pins of each row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JP7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JP8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6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7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8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19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0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1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2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3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4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5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6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7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8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29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30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31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32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33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34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35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L36</text:p>
          </table:table-cell>
          <table:table-cell office:value-type="string" calcext:value-type="string">
            <text:p>100 uH axial choke inducto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23017 Microchip DIP-28 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ULN2803A DIP-18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ULN2803A DIP-18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23017 Microchip DIP-28 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ULN2803A DIP-18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ULN2803A DIP-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20:15:40.710000000</dc:date>
    <meta:editing-duration>PT3M36S</meta:editing-duration>
    <meta:editing-cycles>1</meta:editing-cycles>
    <meta:document-statistic meta:table-count="1" meta:cell-count="356" meta:object-count="0"/>
    <meta:generator>LibreOffice/5.4.0.3$Windows_x86 LibreOffice_project/7556cbc6811c9d992f4064ab9287069087d7f62c</meta:generator>
  </office:meta>
</office:document-meta>
</file>